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7daee3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ef8ae" draw:textarea-horizontal-align="justify" draw:textarea-vertical-align="middle" draw:auto-grow-height="false" fo:min-height="2.263cm" fo:min-width="3.818cm" style:writing-mode="lr-tb"/>
      <style:paragraph-properties style:writing-mode="lr-tb"/>
    </style:style>
    <style:style style:name="gr3" style:family="graphic" style:parent-style-name="standard">
      <style:graphic-properties svg:stroke-color="#000000" draw:fill="solid" draw:fill-color="#ff8180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401cm" fo:min-width="3.564cm" style:writing-mode="lr-tb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3.029cm" style:writing-mode="lr-tb"/>
      <style:paragraph-properties style:writing-mode="lr-tb"/>
    </style:style>
    <style:style style:name="gr7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cm" fo:min-width="6.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daee3"/>
      <style:paragraph-properties fo:text-align="center" style:writing-mode="lr-tb"/>
    </style:style>
    <style:style style:name="P3" style:family="paragraph">
      <loext:graphic-properties draw:fill="solid" draw:fill-color="#fef8ae"/>
      <style:paragraph-properties fo:text-align="center" style:writing-mode="lr-tb"/>
    </style:style>
    <style:style style:name="P4" style:family="paragraph">
      <loext:graphic-properties draw:fill="solid" draw:fill-color="#ff818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</style:style>
    <style:style style:name="P7" style:family="paragraph">
      <style:paragraph-properties fo:text-align="center"/>
      <style:text-properties fo:font-size="13pt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3pt" style:font-size-asian="18pt" style:font-size-complex="18pt"/>
    </style:style>
    <style:style style:name="P9" style:family="paragraph">
      <loext:graphic-properties draw:fill="solid" draw:fill-color="#ffffd7"/>
      <style:paragraph-properties fo:text-align="center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.064cm" svg:height="1.651cm" svg:x="0.364cm" svg:y="1.01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13cm" svg:x="6.079cm" svg:y="1.582cm">
          <text:p text:style-name="P1">Vulkan Loader<text:line-break/><text:line-break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1.921cm" svg:y="0.955cm">
          <text:p text:style-name="P1">Vulkan<text:line-break/>Dri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651cm" svg:x="0.364cm" svg:y="3.048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11.921cm" svg:y="3.055cm">
          <text:p text:style-name="P1">Vulkan<text:line-break/>Driver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572cm" svg:y1="3.356cm" svg:x2="5.969cm" svg:y2="3.356cm">
          <text:p/>
        </draw:line>
        <draw:line draw:style-name="gr4" draw:text-style-name="P5" draw:layer="layout" svg:x1="10.16cm" svg:y1="3.556cm" svg:x2="11.811cm" svg:y2="1.778cm">
          <text:p/>
        </draw:line>
        <draw:custom-shape draw:style-name="gr5" draw:text-style-name="P6" draw:layer="layout" svg:width="4.064cm" svg:height="1.651cm" svg:x="17.509cm" svg:y="0.355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2cm" svg:y1="1.838cm" svg:x2="17.383cm" svg:y2="1.219cm">
          <text:p/>
        </draw:line>
        <draw:custom-shape draw:style-name="gr5" draw:text-style-name="P6" draw:layer="layout" svg:width="4.064cm" svg:height="1.651cm" svg:x="17.509cm" svg:y="2.463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3cm" svg:y1="3.759cm" svg:x2="17.383cm" svg:y2="3.378cm">
          <text:p/>
        </draw:line>
        <draw:custom-shape draw:style-name="gr5" draw:text-style-name="P6" draw:layer="layout" svg:width="4.064cm" svg:height="1.651cm" svg:x="17.509cm" svg:y="4.563cm">
          <text:p text:style-name="P1">Physical<text:line-break/>Devic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6.113cm" svg:y1="4.14cm" svg:x2="17.383cm" svg:y2="5.41cm">
          <text:p/>
        </draw:line>
        <draw:custom-shape draw:style-name="gr3" draw:text-style-name="P4" draw:layer="layout" svg:width="4.064cm" svg:height="1.651cm" svg:x="11.922cm" svg:y="5.11cm">
          <text:p text:style-name="P1">Vulkan<text:line-break/>”CPU” Driv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29cm" svg:height="0.635cm" svg:x="6.504cm" svg:y="3.364cm">
          <text:p text:style-name="P7"><text:span text:style-name="T1">Trampo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529cm" svg:height="0.635cm" svg:x="6.504cm" svg:y="2.602cm">
          <text:p text:style-name="P7"><text:span text:style-name="T1">Loader func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16cm" svg:y1="3.659cm" svg:x2="11.811cm" svg:y2="3.658cm">
          <text:p/>
        </draw:line>
        <draw:line draw:style-name="gr4" draw:text-style-name="P5" draw:layer="layout" svg:x1="10.16cm" svg:y1="3.759cm" svg:x2="11.811cm" svg:y2="5.664cm">
          <text:p/>
        </draw:line>
        <draw:custom-shape draw:style-name="gr7" draw:text-style-name="P9" draw:layer="layout" svg:width="7.239cm" svg:height="0.381cm" svg:x="4.572cm" svg:y="4.191cm">
          <text:p/>
          <draw:enhanced-geometry svg:viewBox="0 0 21600 21600" draw:text-areas="0 ?f0 ?f5 ?f2" draw:type="right-arrow" draw:modifiers="20279.0383804302 9103.664921465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895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5T15:20:07.518422895</meta:creation-date>
    <dc:date>2025-02-16T16:34:53.786000000</dc:date>
    <meta:editing-duration>PT2H33M9S</meta:editing-duration>
    <meta:editing-cycles>9</meta:editing-cycles>
    <meta:generator>LibreOffice/7.5.5.2$Windows_X86_64 LibreOffice_project/ca8fe7424262805f223b9a2334bc7181abbcbf5e</meta:generator>
    <meta:document-statistic meta:object-count="19"/>
  </office:meta>
</office:document-meta>
</file>